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he quickest way to contact me is to join my discord. I may take awhile to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o-fi.com/Kuuube" xlink:type="simple">Ko-fi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0" table:number-rows-spanned="1">
            <text:p><text:a xlink:href="mailto:hexagonisalie@gmail.com" xlink:type="simple">Business Inquiries Email (DO NOT send me tablet sponsorship offers)</text:a></text:p>
          </table:table-cell>
          <table:covered-table-cell table:number-columns-repeated="9"/>
          <table:table-cell table:style-name="ce14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3" meta:object-count="0"/>
    <meta:generator>LibreOfficeDev/6.0.5.2$Linux_X86_64 LibreOffice_project/</meta:generator>
  </office:meta>
</office:document-meta>
</file>